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rsid="000ea2c8" officeooo:paragraph-rsid="000ea2c8"/>
    </style:style>
    <style:style style:name="P4" style:family="paragraph" style:parent-style-name="Standard">
      <style:paragraph-properties fo:text-align="justify" style:justify-single-word="false"/>
      <style:text-properties officeooo:rsid="000f4688" officeooo:paragraph-rsid="000f4688"/>
    </style:style>
    <style:style style:name="P5" style:family="paragraph" style:parent-style-name="Standard">
      <style:paragraph-properties fo:text-align="justify" style:justify-single-word="false"/>
      <style:text-properties officeooo:rsid="00114f34" officeooo:paragraph-rsid="00114f34"/>
    </style:style>
    <style:style style:name="P6" style:family="paragraph" style:parent-style-name="Standard">
      <style:paragraph-properties fo:text-align="justify" style:justify-single-word="false"/>
      <style:text-properties officeooo:rsid="0013ee68" officeooo:paragraph-rsid="0013ee68"/>
    </style:style>
    <style:style style:name="P7" style:family="paragraph" style:parent-style-name="Standard">
      <style:paragraph-properties fo:text-align="justify" style:justify-single-word="false"/>
      <style:text-properties officeooo:rsid="00145a12" officeooo:paragraph-rsid="00145a12"/>
    </style:style>
    <style:style style:name="P8" style:family="paragraph" style:parent-style-name="Standard">
      <style:paragraph-properties fo:text-align="justify" style:justify-single-word="false"/>
      <style:text-properties officeooo:rsid="001a132a" officeooo:paragraph-rsid="001a132a"/>
    </style:style>
    <style:style style:name="P9" style:family="paragraph" style:parent-style-name="Standard">
      <style:paragraph-properties fo:text-align="justify" style:justify-single-word="false"/>
      <style:text-properties officeooo:rsid="001ab9bc" officeooo:paragraph-rsid="001ab9bc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italic" officeooo:rsid="00114f34" officeooo:paragraph-rsid="00114f34" style:font-style-asian="italic" style:font-style-complex="italic"/>
    </style:style>
    <style:style style:name="T1" style:family="text">
      <style:text-properties officeooo:rsid="00114f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5a12" style:font-weight-asian="bold" style:font-weight-complex="bold"/>
    </style:style>
    <style:style style:name="T4" style:family="text">
      <style:text-properties officeooo:rsid="0014d1f0"/>
    </style:style>
    <style:style style:name="T5" style:family="text">
      <style:text-properties officeooo:rsid="0016b86b"/>
    </style:style>
    <style:style style:name="T6" style:family="text">
      <style:text-properties officeooo:rsid="00177d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gx-permissions</text:p>
      <text:p text:style-name="P2"/>
      <text:h text:style-name="P1" text:outline-level="1">0. Introducción</text:h>
      <text:p text:style-name="P3">En este documento se explica algunos usos de la librería “Ngx-permissions” de Angular, haciendo las pruebas sobre el repositorio “kgomez95/Angular_Perfiles_Permisos” (<text:a xlink:type="simple" xlink:href="https://github.com/kgomez95/Angular_Perfiles_Permisos" text:style-name="Internet_20_link" text:visited-style-name="Visited_20_Internet_20_Link">https://github.com/kgomez95/Angular_Perfiles_Permisos</text:a>).</text:p>
      <text:p text:style-name="P3"/>
      <text:p text:style-name="P3"/>
      <text:h text:style-name="P1" text:outline-level="1">1. Instalación</text:h>
      <text:p text:style-name="P4">Para instalar “Ngx-permissions” tenemos que abrir un terminal (o línea de comandos) y situarnos dentro del directorio donde tenemos nuestra aplicación. <text:span text:style-name="T1">Acto seguido, debemos ejecutar el siguiente comando:</text:span></text:p>
      <text:p text:style-name="P4"/>
      <text:p text:style-name="P10">npm i ngx-permissions --save</text:p>
      <text:p text:style-name="P5"/>
      <text:p text:style-name="P4"/>
      <text:p text:style-name="P6"><text:span text:style-name="T2">NOTA </text:span><text:span text:style-name="T3">1</text:span>: Desde la versión 5.0.0 de npm, la instrucción “--save” ya se ejecuta de forma automática, por lo que podrías omitirla si trabajas con dicha versión de npm o versiones superiores.</text:p>
      <text:p text:style-name="P7"><text:span text:style-name="T2">NOTA 2</text:span>: <text:span text:style-name="T4">Al ejecutar l</text:span>a instrucción “--save” <text:span text:style-name="T4">cuando instalamos un paquete, éste también se nos añadirá de forma automática a nuestro listado de dependencias situado en el fichero “package.json” de nuestro proyecto. </text:span><text:span text:style-name="T5">El añadir los paquetes que instalamos a nuestro listado de dependencias nos facilitará las instalaciones de las mismas, ya que con un simple comando npm instalará todas las dependencias de una sentada </text:span><text:span text:style-name="T6">(más información en el siguiente enlace: </text:span><text:a xlink:type="simple" xlink:href="https://docs.npmjs.com/cli/v9/commands/npm-install" text:style-name="Internet_20_link" text:visited-style-name="Visited_20_Internet_20_Link"><text:span text:style-name="T6">https://docs.npmjs.com/cli/v9/commands/npm-install</text:span></text:a><text:span text:style-name="T6">)</text:span><text:span text:style-name="T5">.</text:span></text:p>
      <text:p text:style-name="P7"/>
      <text:p text:style-name="P7"/>
      <text:h text:style-name="Heading_20_1" text:outline-level="1">2. Configuración</text:h>
      <text:p text:style-name="P8">TODO</text:p>
      <text:p text:style-name="P8"/>
      <text:p text:style-name="P8"/>
      <text:h text:style-name="Heading_20_1" text:outline-level="1">3. Uso</text:h>
      <text:p text:style-name="P8">TODO</text:p>
      <text:p text:style-name="P8"/>
      <text:p text:style-name="P8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8T22:04:32.462000000</meta:creation-date>
    <meta:generator>LibreOffice/7.0.5.2$Windows_X86_64 LibreOffice_project/64390860c6cd0aca4beafafcfd84613dd9dfb63a</meta:generator>
    <dc:date>2023-05-28T22:30:42.444000000</dc:date>
    <meta:editing-duration>PT26M5S</meta:editing-duration>
    <meta:editing-cycles>16</meta:editing-cycles>
    <meta:document-statistic meta:table-count="0" meta:image-count="0" meta:object-count="0" meta:page-count="1" meta:paragraph-count="12" meta:word-count="170" meta:character-count="1222" meta:non-whitespace-character-count="1067"/>
  </office:meta>
</office:document-meta>
</file>